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CICIBANK</text:p>
          </table:table-cell>
          <table:table-cell office:value-type="float" office:value="12.0614323605264" calcext:value-type="float">
            <text:p>12.0614323605</text:p>
          </table:table-cell>
        </table:table-row>
        <table:table-row table:style-name="ro1">
          <table:table-cell office:value-type="string" calcext:value-type="string">
            <text:p>BHARTIARTL</text:p>
          </table:table-cell>
          <table:table-cell office:value-type="float" office:value="5.74588383896702" calcext:value-type="float">
            <text:p>5.745883839</text:p>
          </table:table-cell>
        </table:table-row>
        <table:table-row table:style-name="ro1">
          <table:table-cell office:value-type="string" calcext:value-type="string">
            <text:p>WIPRO</text:p>
          </table:table-cell>
          <table:table-cell office:value-type="float" office:value="62.5822171255357" calcext:value-type="float">
            <text:p>62.5822171255</text:p>
          </table:table-cell>
        </table:table-row>
        <table:table-row table:style-name="ro1">
          <table:table-cell office:value-type="string" calcext:value-type="string">
            <text:p>HEROMOTOCO</text:p>
          </table:table-cell>
          <table:table-cell office:value-type="float" office:value="2.97204647690519" calcext:value-type="float">
            <text:p>2.9720464769</text:p>
          </table:table-cell>
        </table:table-row>
        <table:table-row table:style-name="ro1">
          <table:table-cell office:value-type="string" calcext:value-type="string">
            <text:p>NMDC</text:p>
          </table:table-cell>
          <table:table-cell office:value-type="float" office:value="11.9465867129936" calcext:value-type="float">
            <text:p>11.946586713</text:p>
          </table:table-cell>
        </table:table-row>
        <table:table-row table:style-name="ro1">
          <table:table-cell office:value-type="string" calcext:value-type="string">
            <text:p>CIPLA</text:p>
          </table:table-cell>
          <table:table-cell office:value-type="float" office:value="3.53434269459526" calcext:value-type="float">
            <text:p>3.5343426946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3.54533012636842" calcext:value-type="float">
            <text:p>3.5453301264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4.367032814672" calcext:value-type="float">
            <text:p>4.3670328147</text:p>
          </table:table-cell>
        </table:table-row>
        <table:table-row table:style-name="ro1">
          <table:table-cell office:value-type="string" calcext:value-type="string">
            <text:p>RECLTD</text:p>
          </table:table-cell>
          <table:table-cell office:value-type="float" office:value="33.0841366527568" calcext:value-type="float">
            <text:p>33.0841366528</text:p>
          </table:table-cell>
        </table:table-row>
        <table:table-row table:style-name="ro1">
          <table:table-cell office:value-type="string" calcext:value-type="string">
            <text:p>SRTRANSFIN</text:p>
          </table:table-cell>
          <table:table-cell office:value-type="float" office:value="1.65783676356205" calcext:value-type="float">
            <text:p>1.6578367636</text:p>
          </table:table-cell>
        </table:table-row>
        <table:table-row table:style-name="ro1">
          <table:table-cell office:value-type="string" calcext:value-type="string">
            <text:p>IDFC</text:p>
          </table:table-cell>
          <table:table-cell office:value-type="float" office:value="5.63789687513754" calcext:value-type="float">
            <text:p>5.6378968751</text:p>
          </table:table-cell>
        </table:table-row>
        <table:table-row table:style-name="ro1">
          <table:table-cell office:value-type="string" calcext:value-type="string">
            <text:p>DLF</text:p>
          </table:table-cell>
          <table:table-cell office:value-type="float" office:value="25.6473197809171" calcext:value-type="float">
            <text:p>25.6473197809</text:p>
          </table:table-cell>
        </table:table-row>
        <table:table-row table:style-name="ro1">
          <table:table-cell office:value-type="string" calcext:value-type="string">
            <text:p>CUMMINSIND</text:p>
          </table:table-cell>
          <table:table-cell office:value-type="float" office:value="360.451047806536" calcext:value-type="float">
            <text:p>360.4510478065</text:p>
          </table:table-cell>
        </table:table-row>
        <table:table-row table:style-name="ro1">
          <table:table-cell office:value-type="string" calcext:value-type="string">
            <text:p>BRITANNIA</text:p>
          </table:table-cell>
          <table:table-cell office:value-type="float" office:value="8.66044254660557" calcext:value-type="float">
            <text:p>8.6604425466</text:p>
          </table:table-cell>
        </table:table-row>
        <table:table-row table:style-name="ro1">
          <table:table-cell office:value-type="string" calcext:value-type="string">
            <text:p>MARICO</text:p>
          </table:table-cell>
          <table:table-cell office:value-type="float" office:value="0.584479328429958" calcext:value-type="float">
            <text:p>0.5844793284</text:p>
          </table:table-cell>
        </table:table-row>
        <table:table-row table:style-name="ro1">
          <table:table-cell office:value-type="string" calcext:value-type="string">
            <text:p>NHPC</text:p>
          </table:table-cell>
          <table:table-cell office:value-type="float" office:value="23.9752181142708" calcext:value-type="float">
            <text:p>23.9752181143</text:p>
          </table:table-cell>
        </table:table-row>
        <table:table-row table:style-name="ro1">
          <table:table-cell office:value-type="string" calcext:value-type="string">
            <text:p>HINDPETRO</text:p>
          </table:table-cell>
          <table:table-cell office:value-type="float" office:value="150.613508369537" calcext:value-type="float">
            <text:p>150.6135083695</text:p>
          </table:table-cell>
        </table:table-row>
        <table:table-row table:style-name="ro1">
          <table:table-cell office:value-type="string" calcext:value-type="string">
            <text:p>BAJAJHLDNG</text:p>
          </table:table-cell>
          <table:table-cell/>
        </table:table-row>
        <table:table-row table:style-name="ro1">
          <table:table-cell office:value-type="string" calcext:value-type="string">
            <text:p>UNIONBANK </text:p>
          </table:table-cell>
          <table:table-cell/>
        </table:table-row>
        <table:table-row table:style-name="ro1">
          <table:table-cell office:value-type="string" calcext:value-type="string">
            <text:p>SUNDARMFIN</text:p>
          </table:table-cell>
          <table:table-cell/>
        </table:table-row>
        <table:table-row table:style-name="ro1">
          <table:table-cell office:value-type="string" calcext:value-type="string">
            <text:p><text:s/>JINDALSTEL </text:p>
          </table:table-cell>
          <table:table-cell/>
        </table:table-row>
        <table:table-row table:style-name="ro1">
          <table:table-cell office:value-type="string" calcext:value-type="string">
            <text:p>FEDERALBNK</text:p>
          </table:table-cell>
          <table:table-cell/>
        </table:table-row>
        <table:table-row table:style-name="ro1">
          <table:table-cell office:value-type="string" calcext:value-type="string">
            <text:p>BAYERCROP</text:p>
          </table:table-cell>
          <table:table-cell/>
        </table:table-row>
        <table:table-row table:style-name="ro1">
          <table:table-cell office:value-type="string" calcext:value-type="string">
            <text:p>L&amp;TFH</text:p>
          </table:table-cell>
          <table:table-cell/>
        </table:table-row>
        <table:table-row table:style-name="ro1">
          <table:table-cell office:value-type="string" calcext:value-type="string">
            <text:p>NBCC</text:p>
          </table:table-cell>
          <table:table-cell table:style-name="ce1" office:value-type="float" office:value="3.49724344443993" calcext:value-type="float">
            <text:p>3.4972434444</text:p>
          </table:table-cell>
        </table:table-row>
        <table:table-row table:style-name="ro1">
          <table:table-cell office:value-type="string" calcext:value-type="string">
            <text:p>JUSTDIAL</text:p>
          </table:table-cell>
          <table:table-cell table:style-name="ce1" office:value-type="float" office:value="39.0160545055436" calcext:value-type="float">
            <text:p>39.0160545055</text:p>
          </table:table-cell>
        </table:table-row>
        <table:table-row table:style-name="ro1">
          <table:table-cell office:value-type="string" calcext:value-type="string">
            <text:p>CESC</text:p>
          </table:table-cell>
          <table:table-cell table:style-name="ce1" office:value-type="float" office:value="31.5216141656897" calcext:value-type="float">
            <text:p>31.5216141657</text:p>
          </table:table-cell>
        </table:table-row>
        <table:table-row table:style-name="ro1">
          <table:table-cell office:value-type="string" calcext:value-type="string">
            <text:p>MRPL</text:p>
          </table:table-cell>
          <table:table-cell table:style-name="ce1" office:value-type="float" office:value="3.1307486712224" calcext:value-type="float">
            <text:p>3.1307486712</text:p>
          </table:table-cell>
        </table:table-row>
        <table:table-row table:style-name="ro1">
          <table:table-cell office:value-type="string" calcext:value-type="string">
            <text:p>MUTHOOTFIN</text:p>
          </table:table-cell>
          <table:table-cell table:style-name="ce1" office:value-type="float" office:value="34.8109906016717" calcext:value-type="float">
            <text:p>34.8109906017</text:p>
          </table:table-cell>
        </table:table-row>
        <table:table-row table:style-name="ro1">
          <table:table-cell office:value-type="string" calcext:value-type="string">
            <text:p>SUPREMEIND</text:p>
          </table:table-cell>
          <table:table-cell table:style-name="ce1" office:value-type="float" office:value="34.5331103678973" calcext:value-type="float">
            <text:p>34.53311036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00:40:49.134631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0:32:52.079361384</meta:creation-date>
    <dc:date>2018-06-23T00:42:07.759020701</dc:date>
    <meta:editing-duration>PT8M28S</meta:editing-duration>
    <meta:editing-cycles>2</meta:editing-cycles>
    <meta:generator>LibreOffice/5.1.6.2$Linux_X86_64 LibreOffice_project/10m0$Build-2</meta:generator>
    <meta:document-statistic meta:table-count="1" meta:cell-count="53" meta:object-count="0"/>
  </office:meta>
</office:document-meta>
</file>